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8.91pt"/>
    </style:style>
    <style:style style:name="co2" style:family="table-column">
      <style:table-column-properties fo:break-before="auto" style:column-width="62.84pt"/>
    </style:style>
    <style:style style:name="co3" style:family="table-column">
      <style:table-column-properties fo:break-before="auto" style:column-width="55.6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58.39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43.04pt"/>
    </style:style>
    <style:style style:name="co8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125.29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29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sp32_master_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4.13" calcext:value-type="float">
            <text:p>24.13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5.24" calcext:value-type="float">
            <text:p>35.24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5.24" calcext:value-type="float">
            <text:p>35.24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9.53" calcext:value-type="float">
            <text:p>39.5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4.13" calcext:value-type="float">
            <text:p>24.13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7.62" calcext:value-type="float">
            <text:p>27.62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9.11" calcext:value-type="float">
            <text:p>29.11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9.37" calcext:value-type="float">
            <text:p>39.37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62.55" calcext:value-type="float">
            <text:p>62.55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60.48" calcext:value-type="float">
            <text:p>60.48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42.86" calcext:value-type="float">
            <text:p>42.86</text:p>
          </table:table-cell>
          <table:table-cell office:value-type="float" office:value="31.91" calcext:value-type="float">
            <text:p>31.9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45.56" calcext:value-type="float">
            <text:p>45.56</text:p>
          </table:table-cell>
          <table:table-cell office:value-type="float" office:value="31.91" calcext:value-type="float">
            <text:p>31.9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44.44" calcext:value-type="float">
            <text:p>44.44</text:p>
          </table:table-cell>
          <table:table-cell office:value-type="float" office:value="28.11" calcext:value-type="float">
            <text:p>28.11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35.01" calcext:value-type="float">
            <text:p>35.01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41.12" calcext:value-type="float">
            <text:p>41.12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61.91" calcext:value-type="float">
            <text:p>61.91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61.91" calcext:value-type="float">
            <text:p>61.91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28.89" calcext:value-type="float">
            <text:p>28.89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38.26" calcext:value-type="float">
            <text:p>38.26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50.64" calcext:value-type="float">
            <text:p>50.64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0.16" calcext:value-type="float">
            <text:p>30.16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7.31" calcext:value-type="float">
            <text:p>37.31</text:p>
          </table:table-cell>
          <table:table-cell office:value-type="float" office:value="30.96" calcext:value-type="float">
            <text:p>30.96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9.37" calcext:value-type="float">
            <text:p>39.37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9.37" calcext:value-type="float">
            <text:p>39.37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9.21" calcext:value-type="float">
            <text:p>39.21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9.37" calcext:value-type="float">
            <text:p>39.37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39.37" calcext:value-type="float">
            <text:p>39.37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3.02" calcext:value-type="float">
            <text:p>33.0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7.78" calcext:value-type="float">
            <text:p>27.78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4.13" calcext:value-type="float">
            <text:p>24.13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4.13" calcext:value-type="float">
            <text:p>24.13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4.13" calcext:value-type="float">
            <text:p>24.13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4.13" calcext:value-type="float">
            <text:p>24.13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4.13" calcext:value-type="float">
            <text:p>24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4.13" calcext:value-type="float">
            <text:p>24.13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57.31" calcext:value-type="float">
            <text:p>57.31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62.55" calcext:value-type="float">
            <text:p>62.55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39.37" calcext:value-type="float">
            <text:p>39.37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55.72" calcext:value-type="float">
            <text:p>55.72</text:p>
          </table:table-cell>
          <table:table-cell office:value-type="float" office:value="20.16" calcext:value-type="float">
            <text:p>20.1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56.83" calcext:value-type="float">
            <text:p>56.83</text:p>
          </table:table-cell>
          <table:table-cell office:value-type="float" office:value="18.89" calcext:value-type="float">
            <text:p>18.8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58.74" calcext:value-type="float">
            <text:p>58.74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55.88" calcext:value-type="float">
            <text:p>55.88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61.44" calcext:value-type="float">
            <text:p>61.44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$1</text:p>
          </table:table-cell>
          <table:table-cell office:value-type="float" office:value="56.86" calcext:value-type="float">
            <text:p>56.86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$2</text:p>
          </table:table-cell>
          <table:table-cell office:value-type="float" office:value="33.02" calcext:value-type="float">
            <text:p>33.02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 table:number-rows-repeated="104852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02T16:49:28.344082170</dc:date>
    <meta:editing-duration>PT10M25S</meta:editing-duration>
    <meta:editing-cycles>1</meta:editing-cycles>
    <meta:document-statistic meta:table-count="1" meta:cell-count="230" meta:object-count="0"/>
  </office:meta>
</office:document-meta>
</file>